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fo:min-height="13.609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fill-color="#ffffff" draw:auto-grow-height="true" fo:min-height="3.178cm"/>
    </style:style>
    <style:style style:name="pr8" style:family="presentation" style:parent-style-name="TWU_20_Slide-outline1">
      <style:graphic-properties draw:fill-color="#ffffff" draw:auto-grow-height="true" fo:min-height="14.267cm"/>
    </style:style>
    <style:style style:name="pr9" style:family="presentation" style:parent-style-name="TWU_20_Slide-outline1">
      <style:graphic-properties draw:auto-grow-height="true" fo:min-height="14.267cm"/>
    </style:style>
    <style:style style:name="pr10" style:family="presentation" style:parent-style-name="TWU_20_Slide-title">
      <style:graphic-properties fo:min-height="2.927cm"/>
    </style:style>
    <style:style style:name="pr11" style:family="presentation" style:parent-style-name="TWU_20_Slide-outline1">
      <style:graphic-properties fo:min-height="14.016cm"/>
    </style:style>
    <style:style style:name="pr12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ffff00"/>
    </style:style>
    <style:style style:name="T2" style:family="text">
      <style:text-properties fo:color="#ff3366" fo:font-size="22pt" fo:font-weight="bold" style:font-size-asian="24pt" style:font-weight-asian="bold" style:font-size-complex="24pt" style:font-weight-complex="bold"/>
    </style:style>
    <style:style style:name="T3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23ff2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23ff23" fo:font-style="italic" style:font-style-asian="italic" style:font-style-complex="italic"/>
    </style:style>
    <style:style style:name="T7" style:family="text">
      <style:text-properties fo:color="#ffff00" fo:font-weight="bold"/>
    </style:style>
    <style:style style:name="T8" style:family="text">
      <style:text-properties fo:font-size="24pt"/>
    </style:style>
    <style:style style:name="T9" style:family="text">
      <style:text-properties fo:color="#ffff00" fo:font-size="24pt"/>
    </style:style>
    <style:style style:name="T10" style:family="text">
      <style:text-properties fo:font-size="28pt" style:font-size-asian="32pt" style:font-size-complex="32pt"/>
    </style:style>
    <style:style style:name="T11" style:family="text">
      <style:text-properties fo:color="#ffff00" fo:font-size="28pt" style:font-size-asian="32pt" style:font-size-complex="32pt"/>
    </style:style>
    <style:style style:name="T12" style:family="text">
      <style:text-properties fo:font-size="24pt" style:font-size-asian="28pt" style:font-size-complex="28pt"/>
    </style:style>
    <style:style style:name="T13" style:family="text">
      <style:text-properties fo:color="#ffff00" fo:font-size="24pt" style:font-size-asian="28pt" style:font-size-complex="28pt"/>
    </style:style>
    <style:style style:name="T14" style:family="text">
      <style:text-properties fo:color="#23ff23" fo:font-size="24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ffff00" fo:font-size="24pt" style:font-size-asian="24pt" style:font-size-complex="24pt"/>
    </style:style>
    <style:style style:name="T17" style:family="text">
      <style:text-properties fo:color="#ffff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ffffff"/>
    </style:style>
    <style:style style:name="T19" style:family="text">
      <style:text-properties fo:color="#ffcc99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drawing and interaction</presentation:footer-decl>
      <presentation:footer-decl presentation:name="ftr2">CMPTxxxx</presentation:footer-decl>
      <presentation:date-time-decl presentation:name="dtd1" presentation:source="fixed">19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rawing and Interaction<text:line-break/>with graphics.py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9 Oct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Quiz 3 (5min, 10pts)</text:p>
          </draw:text-box>
        </draw:frame>
        <draw:frame presentation:style-name="pr5" draw:id="id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<text:span text:style-name="T1">output</text:span> by this Python code?<text:tab/><text:tab/><text:tab/><text:span text:style-name="T2">[2]</text:span></text:p>
                <text:list>
                  <text:list-header>
                    <text:p><text:span text:style-name="T3">def add_ya(x):</text:span><text:span text:style-name="T3"><text:line-break/></text:span><text:span text:style-name="T3"><text:tab/></text:span><text:span text:style-name="T3">x += “YA!”</text:span></text:p>
                    <text:p><text:span text:style-name="T3">y = “hi”</text:span></text:p>
                    <text:p><text:span text:style-name="T3">add_ya(y)</text:span></text:p>
                    <text:p><text:span text:style-name="T3">print(y)</text:span></text:p>
                  </text:list-header>
                </text:list>
              </text:list-item>
              <text:list-item>
                <text:p>In OO, a <text:span text:style-name="T1">class</text:span> is a user-defined type containing what <text:span text:style-name="T1">two</text:span> kinds of things?<text:tab/><text:tab/><text:tab/><text:tab/><text:tab/><text:tab/><text:tab/><text:tab/><text:span text:style-name="T2">[3]</text:span></text:p>
              </text:list-item>
              <text:list-item>
                <text:p>In OO, what does the <text:span text:style-name="T1">constructor</text:span> do?<text:tab/><text:tab/><text:tab/><text:span text:style-name="T2">[3]</text:span></text:p>
              </text:list-item>
              <text:list-item>
                <text:p>In Python, the constructor is always <text:span text:style-name="T1">named</text:span> ____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Quiz 3: answers #1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<text:span text:style-name="T1">output</text:span> by this Python code?<text:tab/><text:tab/><text:tab/><text:span text:style-name="T2">[2]</text:span></text:p>
                <text:list>
                  <text:list-header>
                    <text:p><text:span text:style-name="T3">def add_ya(x):</text:span><text:span text:style-name="T3"><text:line-break/></text:span><text:span text:style-name="T3"><text:tab/></text:span><text:span text:style-name="T3">x += “YA!”</text:span></text:p>
                    <text:p><text:span text:style-name="T3">y = “hi”</text:span></text:p>
                    <text:p><text:span text:style-name="T3">add_ya(y)</text:span></text:p>
                    <text:p><text:span text:style-name="T3">print(y)</text:span></text:p>
                  </text:list-header>
                  <text:list-item>
                    <text:p text:id="id2"><text:span text:style-name="T1">“</text:span><text:span text:style-name="T1">hi”</text:span></text:p>
                  </text:list-item>
                  <text:list-item>
                    <text:p text:id="id3">The <text:span text:style-name="T1">actual parameter</text:span> y is <text:span text:style-name="T1">not</text:span> changed, since its type is <text:span text:style-name="T4">str</text:span> (immutable), so it is passed by <text:span text:style-name="T1">val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Quiz 3: answers #2-4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 OO, a <text:span text:style-name="T1">class</text:span> is a user-defined type containing what <text:span text:style-name="T1">two</text:span> kinds of things?<text:tab/><text:tab/><text:tab/><text:tab/><text:tab/><text:tab/><text:tab/><text:tab/><text:span text:style-name="T2">[3]</text:span></text:p>
                <text:list>
                  <text:list-item>
                    <text:p text:id="id4"><text:span text:style-name="T1">Attributes</text:span> (vars) and <text:span text:style-name="T1">methods</text:span> (functions)</text:p>
                  </text:list-item>
                  <text:list-item>
                    <text:p text:id="id5"><text:span text:style-name="T5">(</text:span><text:span text:style-name="T6">2/3</text:span><text:span text:style-name="T5"> pts for right idea but wrong terms)</text:span></text:p>
                  </text:list-item>
                </text:list>
              </text:list-item>
              <text:list-item>
                <text:p text:id="id6">In OO, what does the <text:span text:style-name="T1">constructor</text:span> do?<text:tab/><text:tab/><text:tab/><text:span text:style-name="T2">[3]</text:span></text:p>
                <text:list>
                  <text:list-item>
                    <text:p text:id="id7">Creates a new <text:span text:style-name="T1">object</text:span> and</text:p>
                  </text:list-item>
                  <text:list-item>
                    <text:p text:id="id8"><text:span text:style-name="T1">Initializes</text:span> its attributes</text:p>
                  </text:list-item>
                </text:list>
              </text:list-item>
              <text:list-item>
                <text:p text:id="id9">In Python, the constructor is always <text:span text:style-name="T1">named: <text:s/></text:span><text:span text:style-name="T2">[2]</text:span></text:p>
                <text:list>
                  <text:list-item>
                    <text:p text:id="id10"><text:span text:style-name="T1">__init__ </text:span><text:span text:style-name="T5">(2 undersc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omputing &amp; Society Paper</text:p>
          </draw:text-box>
        </draw:frame>
        <draw:frame presentation:style-name="pr8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Computing scientist as <text:span text:style-name="T7">G</text:span><text:span text:style-name="T1">odly </text:span><text:span text:style-name="T7">C</text:span><text:span text:style-name="T1">hristian </text:span><text:span text:style-name="T7">L</text:span><text:span text:style-name="T1">eader</text:span>:</text:p>
                <text:list>
                  <text:list-item>
                    <text:p text:style-name="P1"><text:span text:style-name="T8">Not just </text:span><text:span text:style-name="T9">knowledge</text:span><text:span text:style-name="T8"> about tools, but</text:span></text:p>
                  </text:list-item>
                  <text:list-item>
                    <text:p text:style-name="P1"><text:span text:style-name="T9">Wisdom</text:span><text:span text:style-name="T8"> of how to use tools</text:span></text:p>
                    <text:list>
                      <text:list-item>
                        <text:p text:style-name="P1">To <text:span text:style-name="T1">serve</text:span> others and</text:p>
                      </text:list-item>
                      <text:list-item>
                        <text:p text:style-name="P1">To give glory to <text:span text:style-name="T1">God</text:span></text:p>
                      </text:list-item>
                    </text:list>
                  </text:list-item>
                </text:list>
              </text:list-item>
              <text:list-item>
                <text:p text:style-name="P1">Write a short <text:span text:style-name="T1">essay</text:span> on a topic of your choosing about <text:span text:style-name="T1">computers</text:span> and <text:span text:style-name="T1">society</text:span>:</text:p>
                <text:list>
                  <text:list-item>
                    <text:list>
                      <text:list-item>
                        <text:p text:style-name="P1">~ <text:span text:style-name="T1">5 pages</text:span> typed double-spaced 12pt 1in margins</text:p>
                      </text:list-item>
                      <text:list-item>
                        <text:p text:style-name="P1">Submit half-page <text:span text:style-name="T1">topic</text:span> by <text:span text:style-name="T4">Tues 2 Nov</text:span></text:p>
                      </text:list-item>
                      <text:list-item>
                        <text:p text:style-name="P1">Paper <text:span text:style-name="T1">due</text:span> last day of our class (<text:span text:style-name="T4">Tues 7 Dec</text:span>)</text:p>
                        <text:list>
                          <text:list-item>
                            <text:p text:style-name="P1">Electronic submission (email, myCours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ample paper topics</text:p>
          </draw:text-box>
        </draw:frame>
        <draw:frame presentation:style-name="pr8" draw:text-style-name="P5" draw:layer="layout" svg:width="25.199cm" svg:height="15.315cm" svg:x="1.4cm" svg:y="4.407cm" presentation:class="outline" presentation:user-transformed="true">
          <draw:text-box>
            <text:list text:style-name="L2">
              <text:list-item>
                <text:p text:style-name="P1"><text:span text:style-name="T1">Censorship</text:span> and free speech</text:p>
                <text:list>
                  <text:list-item>
                    <text:p text:style-name="P1">Pornography, gambling, hate groups, etc.</text:p>
                  </text:list-item>
                </text:list>
              </text:list-item>
              <text:list-item>
                <text:p text:style-name="P1"><text:span text:style-name="T1">Blogs</text:span>: effect on politics, social interaction, etc.</text:p>
              </text:list-item>
              <text:list-item>
                <text:p text:style-name="P1"><text:span text:style-name="T1">Artificial intelligence</text:span>: the nature of sentience</text:p>
              </text:list-item>
              <text:list-item>
                <text:p text:style-name="P1"><text:span text:style-name="T1">Violence</text:span> in video games (Columbine etc.)</text:p>
              </text:list-item>
              <text:list-item>
                <text:p text:style-name="P1"><text:span text:style-name="T1">Privacy</text:span>: online banking, ID theft, etc.</text:p>
              </text:list-item>
              <text:list-item>
                <text:p text:style-name="P1"><text:span text:style-name="T1">File sharing</text:span>: BitTorrent, etc.</text:p>
              </text:list-item>
              <text:list-item>
                <text:p text:style-name="P1"><text:span text:style-name="T1">Online dating</text:span> (e.g. eHarmony): pros/cons</text:p>
              </text:list-item>
              <text:list-item>
                <text:p text:style-name="P1"><text:span text:style-name="T1">Equity of access</text:span> / rural digital divide</text:p>
                <text:list>
                  <text:list-item>
                    <text:p>...... or come up with your <text:span text:style-name="T1">own</text:span> topic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Essay / Position Paper</text:p>
          </draw:text-box>
        </draw:frame>
        <draw:frame presentation:style-name="pr8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0">Your essay should be a </text:span><text:span text:style-name="T11">position paper</text:span><text:span text:style-name="T10">:</text:span></text:p>
                <text:list>
                  <text:list-item>
                    <text:p text:style-name="P1"><text:span text:style-name="T12">Topic should have at least two </text:span><text:span text:style-name="T13">sides</text:span><text:span text:style-name="T12"> (e.g. pro/con)</text:span></text:p>
                  </text:list-item>
                  <text:list-item>
                    <text:p text:style-name="P1"><text:span text:style-name="T12">You should state (in the introductory paragraph) what your </text:span><text:span text:style-name="T13">position</text:span><text:span text:style-name="T12"> is (</text:span><text:span text:style-name="T14">thesis</text:span><text:span text:style-name="T12">)</text:span></text:p>
                  </text:list-item>
                  <text:list-item>
                    <text:p text:style-name="P1"><text:span text:style-name="T12">You should have at least 2-3 points, each,</text:span><text:span text:style-name="T12"><text:line-break/></text:span><text:span text:style-name="T12">both </text:span><text:span text:style-name="T13">for</text:span><text:span text:style-name="T12"> and </text:span><text:span text:style-name="T13">against</text:span><text:span text:style-name="T12"> your position</text:span></text:p>
                    <text:list>
                      <text:list-item>
                        <text:p text:style-name="P1"><text:span text:style-name="T15">It is not necessary to </text:span><text:span text:style-name="T16">rebut</text:span><text:span text:style-name="T15"> every point that contradicts your position:</text:span></text:p>
                      </text:list-item>
                      <text:list-item>
                        <text:p text:style-name="P1"><text:span text:style-name="T15">Be honest about </text:span><text:span text:style-name="T16">faults</text:span><text:span text:style-name="T15">/limitations of your thesis</text:span></text:p>
                      </text:list-item>
                    </text:list>
                  </text:list-item>
                  <text:list-item>
                    <text:p text:style-name="P1"><text:span text:style-name="T12">Summary </text:span><text:span text:style-name="T13">intro</text:span><text:span text:style-name="T12">/</text:span><text:span text:style-name="T13">conclusion</text:span><text:span text:style-name="T12"> paragraphs</text:span></text:p>
                  </text:list-item>
                  <text:list-item>
                    <text:p text:style-name="P1"><text:span text:style-name="T12">Proper </text:span><text:span text:style-name="T13">English</text:span><text:span text:style-name="T12"> (spelling, grammar) is important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Interaction in graphics.py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><text:span text:style-name="T1">Import</text:span> library: <text:span text:style-name="T4">from graphics import *</text:span></text:p>
              </text:list-item>
              <text:list-item>
                <text:p>Setup <text:span text:style-name="T1">window</text:span>: <text:span text:style-name="T4">win = GraphWin(“win”, 400,300)</text:span></text:p>
              </text:list-item>
              <text:list-item>
                <text:p>Remember that <text:span text:style-name="T1">Python</text:span> code drives the graphics</text:p>
                <text:list>
                  <text:list-item>
                    <text:p>Objects are <text:span text:style-name="T1">drawn</text:span> only when told to by code</text:p>
                  </text:list-item>
                </text:list>
              </text:list-item>
              <text:list-item>
                <text:p>Get a <text:span text:style-name="T1">click</text:span> from the user:</text:p>
                <text:list>
                  <text:list-header>
                    <text:p><text:span text:style-name="T3">pt = win.getMouse()</text:span></text:p>
                  </text:list-header>
                  <text:list-item>
                    <text:p><text:span text:style-name="T1">Control</text:span> passes to the graphical window</text:p>
                  </text:list-item>
                  <text:list-item>
                    <text:p>Python <text:span text:style-name="T1">blocks</text:span> (waits) until user clicks</text:p>
                  </text:list-item>
                  <text:list-item>
                    <text:p>Returns a <text:span text:style-name="T4">Point</text:span> with <text:span text:style-name="T1">(x,y)</text:span> coordinat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Private attributes</text:p>
          </draw:text-box>
        </draw:frame>
        <draw:frame presentation:style-name="pr11" draw:layer="layout" svg:width="25.199cm" svg:height="14.156cm" svg:x="1.4cm" svg:y="4.507cm" presentation:class="outline" presentation:user-transformed="true">
          <draw:text-box>
            <text:list text:style-name="L2">
              <text:list-item>
                <text:p>How to <text:span text:style-name="T1">get</text:span> the (x,y) coordinates from a <text:span text:style-name="T4">Point</text:span>?</text:p>
              </text:list-item>
              <text:list-item>
                <text:p>We can directly access the <text:span text:style-name="T1">attributes</text:span>:</text:p>
                <text:list>
                  <text:list-header>
                    <text:p><text:span text:style-name="T3">xcoord = pt.x</text:span></text:p>
                  </text:list-header>
                </text:list>
              </text:list-item>
              <text:list-item>
                <text:p>This also means we can <text:span text:style-name="T1">change</text:span> their values:</text:p>
                <text:list>
                  <text:list-header>
                    <text:p><text:span text:style-name="T3">pt.x = 45</text:span></text:p>
                  </text:list-header>
                </text:list>
              </text:list-item>
              <text:list-item>
                <text:p>Attributes may be made <text:span text:style-name="T1">private</text:span> so that outside code cannot directly access/modify them:</text:p>
                <text:list>
                  <text:list-item>
                    <text:p>In C++/Java, <text:span text:style-name="T1">declare</text:span> attributes <text:span text:style-name="T4">private</text:span></text:p>
                  </text:list-item>
                  <text:list-item>
                    <text:p>In Python, give it a <text:span text:style-name="T1">name</text:span> starting with <text:span text:style-name="T4">__</text:span>:</text:p>
                    <text:p><text:span text:style-name="T3">self.__x = 0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Accessors/mutators (set/get)</text:p>
          </draw:text-box>
        </draw:frame>
        <draw:frame presentation:style-name="pr11" draw:layer="layout" svg:width="25.199cm" svg:height="14.397cm" svg:x="1.4cm" svg:y="4.507cm" presentation:class="outline" presentation:user-transformed="true">
          <draw:text-box>
            <text:list text:style-name="L2">
              <text:list-item>
                <text:p>Access is provided to private attributes via <text:span text:style-name="T1">accessor</text:span> (get) and <text:span text:style-name="T1">mutator</text:span> (set) methods:</text:p>
                <text:list>
                  <text:list-header>
                    <text:p><text:span text:style-name="T3">xcoord = pt.getX()</text:span></text:p>
                  </text:list-header>
                  <text:list-item>
                    <text:p><text:span text:style-name="T4">Point</text:span> only has a <text:span text:style-name="T1">get</text:span> method, no set</text:p>
                  </text:list-item>
                </text:list>
              </text:list-item>
              <text:list-item>
                <text:p>This allows <text:span text:style-name="T1">other</text:span> code which uses the class to read/write the attribute,<text:line-break/>but <text:span text:style-name="T1">only</text:span> through these <text:span text:style-name="T1">controlled</text:span> channels</text:p>
                <text:list>
                  <text:list-item>
                    <text:p>E.g., <text:span text:style-name="T1">error-checking</text:span> to make sure the value is being set to a valid value</text:p>
                  </text:list-item>
                  <text:list-item>
                    <text:p>e.g., setting a <text:span text:style-name="T1">negative</text:span> x-coordinate,<text:line-break/>or even changing the type to <text:span text:style-name="T4">str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Making clickable buttons</text:p>
          </draw:text-box>
        </draw:frame>
        <draw:frame presentation:style-name="pr11" draw:layer="layout" svg:width="25.199cm" svg:height="14.016cm" svg:x="1.4cm" svg:y="4.507cm" presentation:class="outline">
          <draw:text-box>
            <text:list text:style-name="L2">
              <text:list-item>
                <text:p>Here's how to make <text:span text:style-name="T1">buttons</text:span> the user can click:</text:p>
              </text:list-item>
              <text:list-item>
                <text:p>Draw <text:span text:style-name="T4">Rectangles</text:span> for the <text:span text:style-name="T1">outlines</text:span> of the buttons</text:p>
              </text:list-item>
              <text:list-item>
                <text:p>Draw <text:span text:style-name="T4">Text</text:span> <text:span text:style-name="T1">labels</text:span> inside the rectangles</text:p>
              </text:list-item>
              <text:list-item>
                <text:p>Call <text:span text:style-name="T4">getMouse() </text:span>and get a <text:span text:style-name="T1">click</text:span> from the user:</text:p>
                <text:list>
                  <text:list-item>
                    <text:p>For each <text:span text:style-name="T1">button</text:span>, check if the <text:span text:style-name="T4">(x,y) </text:span>coords of the user click lie <text:span text:style-name="T1">within</text:span> the button</text:p>
                  </text:list-item>
                </text:list>
                <text:p/>
              </text:list-item>
              <text:list-item>
                <text:p>Consider storing button geometry in <text:span text:style-name="T1">lists</text:span></text:p>
              </text:list-item>
              <text:list-item>
                <text:p>Real GUI <text:span text:style-name="T1">toolkits</text:span> have button classes</text:p>
              </text:list-item>
            </text:list>
          </draw:text-box>
        </draw:frame>
        <draw:rect draw:style-name="gr2" draw:text-style-name="P7" draw:layer="layout" svg:width="5.08cm" svg:height="1.905cm" svg:x="22.225cm" svg:y="12.7cm">
          <text:p text:style-name="P6"><text:span text:style-name="T17">Click me!</text:span></text:p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Text entry box: Entry</text:p>
          </draw:text-box>
        </draw:frame>
        <draw:frame presentation:style-name="pr9" draw:layer="layout" svg:width="25.199cm" svg:height="14.787cm" svg:x="1.4cm" svg:y="4.507cm" presentation:class="outline" presentation:user-transformed="true">
          <draw:text-box>
            <text:list text:style-name="L2">
              <text:list-item>
                <text:p>An <text:span text:style-name="T4">Entry</text:span> is a text box whose value can be <text:span text:style-name="T1">changed</text:span> by the user and <text:span text:style-name="T1">read</text:span> by the program:</text:p>
                <text:list>
                  <text:list-header>
                    <text:p><text:span text:style-name="T3">amtIn = Entry(Point(200, 100), 5)</text:span></text:p>
                  </text:list-header>
                  <text:list-item>
                    <text:p>Specify <text:span text:style-name="T1">centre</text:span> and <text:span text:style-name="T1">width</text:span> (in characters)</text:p>
                  </text:list-item>
                </text:list>
              </text:list-item>
              <text:list-item>
                <text:p><text:span text:style-name="T1">Set/get</text:span> methods for the text in the box:</text:p>
                <text:list>
                  <text:list-header>
                    <text:p><text:span text:style-name="T3">amt = float( amtIn.getText() )</text:span></text:p>
                    <text:p><text:span text:style-name="T3">amtIn.setText(“43.50”)</text:span></text:p>
                  </text:list-header>
                  <text:list-item>
                    <text:p>This works for regular <text:span text:style-name="T4">Text</text:span> boxes, too</text:p>
                  </text:list-item>
                </text:list>
              </text:list-item>
              <text:list-item>
                <text:p><text:span text:style-name="T18">Your</text:span><text:span text:style-name="T1"> program</text:span> doesn't know when the value <text:span text:style-name="T1">changes</text:span>, so use a <text:span text:style-name="T4">.getMouse() </text:span>and have the user <text:span text:style-name="T1">click</text:span> when done editing the <text:span text:style-name="T4">Entry</text:span> box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Changing coordinate systems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2">
              <text:list-item>
                <text:p>The default <text:span text:style-name="T1">coordinate system</text:span> puts<text:span text:style-name="T4"> (0,0)</text:span> in the <text:span text:style-name="T1">top-left </text:span>corner and counts in units of <text:span text:style-name="T1">pixels</text:span></text:p>
              </text:list-item>
              <text:list-item>
                <text:p>You can <text:span text:style-name="T1">change</text:span> the coordinate system of a window by specifying the <text:span text:style-name="T1">coordinates</text:span> of its four edges: (<text:span text:style-name="T1">left</text:span>, <text:span text:style-name="T1">bottom</text:span>, <text:span text:style-name="T1">right</text:span>, <text:span text:style-name="T1">top</text:span>):</text:p>
                <text:list>
                  <text:list-header>
                    <text:p><text:span text:style-name="T19"># bottom-left is (0,0), top-right is (6,4)</text:span></text:p>
                    <text:p><text:span text:style-name="T3">win.setCoords(0., 0., 6., 4.)</text:span></text:p>
                    <text:p><text:span text:style-name="T19"># plot a point in the centre of the window</text:span></text:p>
                    <text:p><text:span text:style-name="T3">Point(3, 2).draw(win)</text:span></text:p>
                  </text:list-header>
                </text:list>
              </text:list-item>
              <text:list-item>
                <text:p>Each <text:span text:style-name="T1">window</text:span> has its own coordinate syste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1-06T13:45:54</meta:creation-date>
    <dc:language>en-US</dc:language>
    <meta:editing-cycles>21</meta:editing-cycles>
    <meta:editing-duration>PT19H12M45S</meta:editing-duration>
    <meta:initial-creator>sean ho</meta:initial-creator>
    <dc:date>2010-10-28T09:48:42</dc:date>
    <dc:creator>sean ho</dc:creator>
    <meta:document-statistic meta:object-count="2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